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2.3104in" style:rel-column-width="3327*"/>
    </style:style>
    <style:style style:name="Table1.B" style:family="table-column">
      <style:table-column-properties style:column-width="1.0042in" style:rel-column-width="1446*"/>
    </style:style>
    <style:style style:name="Table1.C" style:family="table-column">
      <style:table-column-properties style:column-width="0.8139in" style:rel-column-width="1172*"/>
    </style:style>
    <style:style style:name="Table1.D" style:family="table-column">
      <style:table-column-properties style:column-width="0.6819in" style:rel-column-width="982*"/>
    </style:style>
    <style:style style:name="Table1.E" style:family="table-column">
      <style:table-column-properties style:column-width="0.625in" style:rel-column-width="900*"/>
    </style:style>
    <style:style style:name="Table1.F" style:family="table-column">
      <style:table-column-properties style:column-width="1.2576in" style:rel-column-width="1811*"/>
    </style:style>
    <style:style style:name="Table1.A1" style:family="table-cell">
      <style:table-cell-properties fo:padding="0.0382in" fo:border="none"/>
    </style:style>
    <style:style style:name="lieferpositionen" style:family="table">
      <style:table-properties style:width="6.6979in" fo:margin-left="0in" table:align="left" style:shadow="none"/>
    </style:style>
    <style:style style:name="lieferpositionen.A" style:family="table-column">
      <style:table-column-properties style:column-width="2.3125in"/>
    </style:style>
    <style:style style:name="lieferpositionen.B" style:family="table-column">
      <style:table-column-properties style:column-width="1in"/>
    </style:style>
    <style:style style:name="lieferpositionen.C" style:family="table-column">
      <style:table-column-properties style:column-width="0.8125in"/>
    </style:style>
    <style:style style:name="lieferpositionen.D" style:family="table-column">
      <style:table-column-properties style:column-width="0.6854in"/>
    </style:style>
    <style:style style:name="lieferpositionen.E" style:family="table-column">
      <style:table-column-properties style:column-width="0.6236in"/>
    </style:style>
    <style:style style:name="lieferpositionen.F" style:family="table-column">
      <style:table-column-properties style:column-width="1.2639in"/>
    </style:style>
    <style:style style:name="lieferpositionen.A1" style:family="table-cell">
      <style:table-cell-properties fo:padding="0.0382in" fo:border="none"/>
    </style:style>
    <style:style style:name="P1" style:family="paragraph" style:parent-style-name="Standard">
      <style:text-properties officeooo:paragraph-rsid="00202d91"/>
    </style:style>
    <style:style style:name="P2" style:family="paragraph" style:parent-style-name="Table_20_Contents">
      <style:text-properties style:font-name="Liberation Sans" fo:font-size="10pt" fo:font-weight="bold" officeooo:rsid="00202d91" officeooo:paragraph-rsid="00202d91" style:font-size-asian="10pt" style:font-weight-asian="bold" style:font-size-complex="10pt" style:font-weight-complex="bold"/>
    </style:style>
    <style:style style:name="P3" style:family="paragraph" style:parent-style-name="Heading_20_1"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text-align="end"/>
      <style:text-properties fo:font-weight="normal" style:font-weight-asian="normal" style:font-weight-complex="normal"/>
    </style:style>
    <style:style style:name="P8" style:family="paragraph">
      <loext:graphic-properties draw:fill="none" draw:fill-color="#ffffff"/>
      <style:paragraph-properties fo:text-align="end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P9" style:family="paragraph">
      <style:paragraph-properties fo:text-align="start"/>
      <style:text-properties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fo:text-align="star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style:font-name="Liberation Sans" fo:font-size="10pt" style:font-size-asian="10pt" style:font-size-complex="10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style:font-name="Liberation Sans" fo:font-size="10pt" style:font-size-asian="10pt" style:font-size-complex="10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1eac97"/>
    </style:style>
    <style:style style:name="T2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Sans" fo:font-size="10pt" style:font-size-asian="10pt" style:font-size-complex="10pt"/>
    </style:style>
    <style:style style:name="T5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draw:auto-grow-height="false" draw:fit-to-size="shrink-to-fit" fo:min-height="0.2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auto-grow-height="false" draw:fit-to-size="shrink-to-fit" fo:min-height="0.1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text:anchor-type="paragraph" draw:z-index="0" draw:name="abotypDepotTour" draw:style-name="gr1" draw:text-style-name="P4" svg:width="5.2094in" svg:height="0.2886in" svg:x="1.3583in" svg:y="0.1819in"><draw:text-box><text:p><text:span text:style-name="T2">Titel</text:span></text:p></draw:text-box></draw:frame>Korbinhal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>Produktname</text:p>
          </table:table-cell>
          <table:table-cell table:style-name="Table1.A1" office:value-type="string">
            <text:p text:style-name="P2">Einheit</text:p>
          </table:table-cell>
          <table:table-cell table:style-name="Table1.A1" office:value-type="string">
            <text:p text:style-name="P2">Preis</text:p>
          </table:table-cell>
          <table:table-cell table:style-name="Table1.A1" office:value-type="string">
            <text:p text:style-name="P2">Menge</text:p>
          </table:table-cell>
          <table:table-cell table:style-name="Table1.A1" office:value-type="string">
            <text:p text:style-name="P2">Verkaufspreis</text:p>
          </table:table-cell>
          <table:table-cell table:style-name="Table1.A1" office:value-type="string">
            <text:p text:style-name="P2">ProduzentIn</text:p>
          </table:table-cell>
        </table:table-row>
      </table:table>
      <text:p text:style-name="Standard"/>
      <text:section text:style-name="Sect1" text:name="lieferungen">
        <text:p text:style-name="Standard"><draw:frame text:anchor-type="paragraph" draw:z-index="7" draw:name="abotyp.name" draw:style-name="gr2" draw:text-style-name="P16" svg:width="1.815in" svg:height="0.165in" svg:x="0.0902in" svg:y="0.0201in"><draw:text-box><text:p text:style-name="P15"><text:span text:style-name="T5">Abotyp</text:span></text:p></draw:text-box></draw:frame></text:p>
        <text:p text:style-name="Standard"/>
        <table:table table:name="lieferpositionen" table:style-name="lieferpositionen">
          <table:table-column table:style-name="lieferpositionen.A"/>
          <table:table-column table:style-name="lieferpositionen.B"/>
          <table:table-column table:style-name="lieferpositionen.C"/>
          <table:table-column table:style-name="lieferpositionen.D"/>
          <table:table-column table:style-name="lieferpositionen.E"/>
          <table:table-column table:style-name="lieferpositionen.F"/>
          <table:table-row>
            <table:table-cell table:style-name="lieferpositionen.A1" office:value-type="string">
              <text:p text:style-name="P2"><draw:frame text:anchor-type="paragraph" draw:z-index="1" draw:name="produktBeschrieb" draw:style-name="gr2" draw:text-style-name="P6" svg:width="2.1421in" svg:height="0.165in" svg:x="0.0902in" svg:y="0.0201in"><draw:text-box><text:p text:style-name="P5"><text:span text:style-name="T3">Produkt</text:span></text:p></draw:text-box></draw:frame></text:p>
            </table:table-cell>
            <table:table-cell table:style-name="lieferpositionen.A1" office:value-type="string">
              <text:p text:style-name="P2"><draw:frame text:anchor-type="paragraph" draw:z-index="3" draw:name="einheit | replace: Kilogramm -&gt; kg, Stueck -&gt; Stk, Gramm -&gt; g" draw:style-name="gr4" draw:text-style-name="P10" svg:width="0.6976in" svg:height="0.1606in" svg:x="0.2425in" svg:y="0.011in"><draw:text-box><text:p text:style-name="P9"><text:span text:style-name="T3">Einheit</text:span></text:p></draw:text-box></draw:frame></text:p>
            </table:table-cell>
            <table:table-cell table:style-name="lieferpositionen.A1" office:value-type="string">
              <text:p text:style-name="P2"><draw:frame text:anchor-type="paragraph" draw:z-index="5" draw:name="preisEinheit" draw:style-name="gr3" draw:text-style-name="P12" svg:width="0.6232in" svg:height="0.165in" svg:x="0.0882in" svg:y="0.0217in"><draw:text-box><text:p text:style-name="P11"><text:span text:style-name="T4">Preis</text:span></text:p></draw:text-box></draw:frame></text:p>
            </table:table-cell>
            <table:table-cell table:style-name="lieferpositionen.A1" office:value-type="string">
              <text:p text:style-name="P2"><draw:frame text:anchor-type="paragraph" draw:z-index="2" draw:name="menge" draw:style-name="gr3" draw:text-style-name="P8" svg:width="0.4642in" svg:height="0.165in" svg:x="0.0882in" svg:y="0.0217in"><draw:text-box><text:p text:style-name="P7"><text:span text:style-name="T3">Menge</text:span></text:p></draw:text-box></draw:frame></text:p>
            </table:table-cell>
            <table:table-cell table:style-name="lieferpositionen.A1" office:value-type="string">
              <text:p text:style-name="P2"><draw:frame text:anchor-type="paragraph" draw:z-index="4" draw:name="preis" draw:style-name="gr3" draw:text-style-name="P12" svg:width="0.4441in" svg:height="0.165in" svg:x="0.0882in" svg:y="0.0217in"><draw:text-box><text:p text:style-name="P11"><text:span text:style-name="T4">Preis</text:span></text:p></draw:text-box></draw:frame></text:p>
            </table:table-cell>
            <table:table-cell table:style-name="lieferpositionen.A1" office:value-type="string">
              <text:p text:style-name="P2"><draw:frame text:anchor-type="paragraph" draw:z-index="6" draw:name="produzentKurzzeichen" draw:style-name="gr5" draw:text-style-name="P14" svg:width="0.9071in" svg:height="0.1606in" svg:x="0.0882in" svg:y="0.0217in"><draw:text-box><text:p text:style-name="P13"><text:span text:style-name="T4">ProduzentIn</text:span></text:p></draw:text-box></draw:frame></text:p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0_7e_LT_7e_Gliederung_20_1" style:display-name="master-page30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0_7e_LT_7e_Gliederung_20_2" style:display-name="master-page30~LT~Gliederung 2" style:family="paragraph" style:parent-style-name="master-page30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0_7e_LT_7e_Gliederung_20_3" style:display-name="master-page30~LT~Gliederung 3" style:family="paragraph" style:parent-style-name="master-page30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0_7e_LT_7e_Gliederung_20_4" style:display-name="master-page30~LT~Gliederung 4" style:family="paragraph" style:parent-style-name="master-page30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5" style:display-name="master-page30~LT~Gliederung 5" style:family="paragraph" style:parent-style-name="master-page30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6" style:display-name="master-page30~LT~Gliederung 6" style:family="paragraph" style:parent-style-name="master-page30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7" style:display-name="master-page30~LT~Gliederung 7" style:family="paragraph" style:parent-style-name="master-page30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8" style:display-name="master-page30~LT~Gliederung 8" style:family="paragraph" style:parent-style-name="master-page30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9" style:display-name="master-page30~LT~Gliederung 9" style:family="paragraph" style:parent-style-name="master-page30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Titel" style:display-name="master-page3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0_7e_LT_7e_Untertitel" style:display-name="master-page30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0_7e_LT_7e_Notizen" style:display-name="master-page30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0_7e_LT_7e_Hintergrundobjekte" style:display-name="master-page3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0_7e_LT_7e_Hintergrund" style:display-name="master-page3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Rawyler</meta:initial-creator>
    <meta:creation-date>2017-05-04T16:11:28.895596196</meta:creation-date>
    <meta:generator>LibreOffice/5.1.6.2$Linux_X86_64 LibreOffice_project/10m0$Build-2</meta:generator>
    <dc:date>2017-05-09T11:47:01.529287745</dc:date>
    <dc:creator>Thomas Rawyler</dc:creator>
    <meta:editing-duration>PT21M31S</meta:editing-duration>
    <meta:editing-cycles>8</meta:editing-cycles>
    <meta:document-statistic meta:table-count="2" meta:image-count="0" meta:object-count="0" meta:page-count="1" meta:paragraph-count="7" meta:word-count="7" meta:character-count="62" meta:non-whitespace-character-count="62"/>
  </office:meta>
</office:document-meta>
</file>